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5832B4C08951D18CB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34cm" fo:min-width="25.44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5cm" fo:min-width="18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5cm" fo:min-width="18.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3.59cm" svg:x="1cm" svg:y="1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2" draw:text-style-name="P2" draw:layer="layout" svg:width="2.2cm" svg:height="0.725cm" svg:x="7.5cm" svg:y="1.031cm">
              <draw:text-box>
                <text:p><text:span text:style-name="T1">Animal1</text:span></text:p>
              </draw:text-box>
            </draw:frame>
            <draw:frame draw:style-name="gr3" draw:text-style-name="P3" draw:layer="layout" svg:width="19.241cm" svg:height="12.928cm" svg:x="7.199cm" svg:y="1.662cm">
              <draw:image xlink:href="Pictures/1000000000000834000005832B4C08951D18CB4E.png" xlink:type="simple" xlink:show="embed" xlink:actuate="onLoad" draw:mime-type="image/png">
                <text:p/>
              </draw:image>
            </draw:frame>
            <draw:custom-shape draw:style-name="gr4" draw:text-style-name="P3" draw:layer="layout" svg:width="19.1cm" svg:height="1.4cm" svg:x="6.8cm" svg:y="2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19.1cm" svg:height="1.4cm" svg:x="6.8cm" svg:y="4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19.1cm" svg:height="1.4cm" svg:x="6.8cm" svg:y="5.4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19.1cm" svg:height="1.5cm" svg:x="6.8cm" svg:y="6.8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19.1cm" svg:height="1.4cm" svg:x="6.8cm" svg:y="8.3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19.1cm" svg:height="1.4cm" svg:x="6.8cm" svg:y="9.7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4" draw:layer="layout" svg:width="5.3cm" svg:height="0.962cm" svg:x="1.3cm" svg:y="2.831cm">
              <draw:text-box>
                <text:p>DMSO - 0</text:p>
              </draw:text-box>
            </draw:frame>
            <draw:frame draw:style-name="gr7" draw:text-style-name="P4" draw:layer="layout" svg:width="5.3cm" svg:height="1.673cm" svg:x="1.3cm" svg:y="4.231cm">
              <draw:text-box>
                <text:p>PFOS - 0.1</text:p>
              </draw:text-box>
            </draw:frame>
            <draw:frame draw:style-name="gr7" draw:text-style-name="P4" draw:layer="layout" svg:width="5.3cm" svg:height="1.673cm" svg:x="1.3cm" svg:y="5.631cm">
              <draw:text-box>
                <text:p>PFOS - 1</text:p>
              </draw:text-box>
            </draw:frame>
            <draw:frame draw:style-name="gr7" draw:text-style-name="P4" draw:layer="layout" svg:width="5.2cm" svg:height="1.673cm" svg:x="1.4cm" svg:y="7.131cm">
              <draw:text-box>
                <text:p>OBS - 0.1</text:p>
              </draw:text-box>
            </draw:frame>
            <draw:frame draw:style-name="gr8" draw:text-style-name="P4" draw:layer="layout" svg:width="5.3cm" svg:height="1cm" svg:x="1.4cm" svg:y="8.531cm">
              <draw:text-box>
                <text:p>OBS - 1</text:p>
              </draw:text-box>
            </draw:frame>
            <draw:frame draw:style-name="gr8" draw:text-style-name="P4" draw:layer="layout" svg:width="4.7cm" svg:height="1cm" svg:x="1.4cm" svg:y="9.9cm">
              <draw:text-box>
                <text:p>F53B - 0.1</text:p>
              </draw:text-box>
            </draw:frame>
            <draw:frame draw:style-name="gr2" draw:text-style-name="P2" draw:layer="layout" svg:width="2.2cm" svg:height="0.725cm" svg:x="9.5cm" svg:y="1.006cm">
              <draw:text-box>
                <text:p><text:span text:style-name="T1">Animal2</text:span></text:p>
              </draw:text-box>
            </draw:frame>
            <draw:frame draw:style-name="gr2" draw:text-style-name="P2" draw:layer="layout" svg:width="2.2cm" svg:height="0.725cm" svg:x="11.529cm" svg:y="1.017cm">
              <draw:text-box>
                <text:p><text:span text:style-name="T1">Animal3</text:span></text:p>
              </draw:text-box>
            </draw:frame>
            <draw:frame draw:style-name="gr2" draw:text-style-name="P2" draw:layer="layout" svg:width="2.2cm" svg:height="0.725cm" svg:x="13.7cm" svg:y="1.006cm">
              <draw:text-box>
                <text:p><text:span text:style-name="T1">...</text:span></text:p>
              </draw:text-box>
            </draw:frame>
            <draw:line draw:style-name="gr9" draw:text-style-name="P5" draw:layer="layout" svg:x1="8.4cm" svg:y1="1.631cm" svg:x2="9cm" svg:y2="3.131cm">
              <text:p/>
            </draw:line>
            <draw:line draw:style-name="gr9" draw:text-style-name="P5" draw:layer="layout" svg:x1="10.5cm" svg:y1="1.631cm" svg:x2="10.6cm" svg:y2="3.231cm">
              <text:p/>
            </draw:line>
            <draw:line draw:style-name="gr9" draw:text-style-name="P5" draw:layer="layout" svg:x1="12.6cm" svg:y1="1.631cm" svg:x2="12cm" svg:y2="3.231cm">
              <text:p/>
            </draw:line>
            <draw:frame draw:style-name="gr2" draw:text-style-name="P2" draw:layer="layout" svg:width="1.099cm" svg:height="0.725cm" svg:x="21.6cm" svg:y="12.978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23.031cm" svg:y="12.978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24.5cm" svg:y="12.963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20.101cm" svg:y="12.928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18.701cm" svg:y="12.928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17.201cm" svg:y="12.928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15.8cm" svg:y="12.903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14.301cm" svg:y="12.903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12.9cm" svg:y="12.903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11.401cm" svg:y="12.928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10cm" svg:y="12.903cm">
              <draw:text-box>
                <text:p><text:span text:style-name="T1">NA</text:span></text:p>
              </draw:text-box>
            </draw:frame>
            <draw:frame draw:style-name="gr2" draw:text-style-name="P2" draw:layer="layout" svg:width="1.099cm" svg:height="0.725cm" svg:x="8.501cm" svg:y="12.903cm">
              <draw:text-box>
                <text:p><text:span text:style-name="T1">NA</text:span></text:p>
              </draw:text-box>
            </draw:frame>
            <draw:frame draw:style-name="gr8" draw:text-style-name="P4" draw:layer="layout" svg:width="4.7cm" svg:height="1cm" svg:x="1.4cm" svg:y="11.3cm">
              <draw:text-box>
                <text:p>F53B - 1</text:p>
              </draw:text-box>
            </draw:frame>
            <draw:custom-shape draw:style-name="gr4" draw:text-style-name="P3" draw:layer="layout" svg:width="19.1cm" svg:height="1.4cm" svg:x="6.8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3:49:10.068653876</meta:creation-date>
    <dc:date>2022-10-25T16:30:35.911090848</dc:date>
    <meta:editing-duration>PT1H39M17S</meta:editing-duration>
    <meta:editing-cycles>6</meta:editing-cycles>
    <meta:generator>LibreOffice/7.3.6.2$Linux_X86_64 LibreOffice_project/30$Build-2</meta:generator>
    <meta:document-statistic meta:object-count="37"/>
  </office:meta>
</office:document-meta>
</file>